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693.68">
            <text:p>693.68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Need ID</text:p>
          </table:table-cell>
          <table:table-cell table:number-columns-repeated="2"/>
          <table:table-cell table:content-validation-name="val3"/>
          <table:table-cell table:style-name="Default" office:value-type="float" office:value="538.04">
            <text:p>538.04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3.9">
            <text:p>143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642.46">
            <text:p>642.46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595.43">
            <text:p>595.43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36.3">
            <text:p>136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634.94">
            <text:p>634.94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683.69">
            <text:p>683.69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616.77">
            <text:p>616.77</text:p>
          </table:table-cell>
          <table:table-cell table:style-name="Default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2247.91">
            <text:p>2247.91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1175.72">
            <text:p>1175.72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2503.77">
            <text:p>2503.77</text:p>
          </table:table-cell>
          <table:table-cell table:style-name="Default" office:value-type="float" office:value="1270.35">
            <text:p>1270.35</text:p>
          </table:table-cell>
          <table:table-cell table:formula="of:=+[.M11]/[.L11]" office:value-type="percentage" office:value="0.507374878682946">
            <text:p>51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3.2">
            <text:p>14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469.82">
            <text:p>1469.82</text:p>
          </table:table-cell>
          <table:table-cell table:content-validation-name="val4"/>
          <table:table-cell table:formula="of:=+[.M12]/[.L12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6:59.04</dc:date>
    <dc:creator>Lawrence Perepolkin</dc:creator>
    <meta:editing-duration>PT9H44M42S</meta:editing-duration>
    <meta:editing-cycles>44</meta:editing-cycles>
    <meta:generator>OpenOffice/4.1.12$Win32 OpenOffice.org_project/4112m1$Build-9809</meta:generator>
    <meta:document-statistic meta:table-count="3" meta:cell-count="181" meta:object-count="0"/>
  </office:meta>
</office:document-meta>
</file>